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0000003340000016DC89E16A6F074D45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.053cm" fo:min-width="1.903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1.327cm" fo:min-width="4.735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svg:stroke-color="#ff3333"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  <style:text-properties fo:color="#ffffff" loext:opacity="100%" fo:font-size="11pt" style:font-size-asian="11pt" style:font-size-complex="11pt"/>
    </style:style>
    <style:style style:name="T1" style:family="text">
      <style:text-properties fo:color="#ffffff" loext:opacity="100%" fo:font-size="11pt" style:font-size-asian="11pt" style:font-size-complex="11pt"/>
    </style:style>
    <style:style style:name="T2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0.499cm" svg:height="9.123cm" svg:x="0.152cm" svg:y="0.201cm">
            <draw:image xlink:href="Pictures/10000000000003340000016DC89E16A6F074D45A.jpg" xlink:type="simple" xlink:show="embed" xlink:actuate="onLoad" draw:mime-type="image/jpeg">
              <text:p/>
            </draw:image>
          </draw:frame>
          <draw:custom-shape draw:style-name="gr2" draw:text-style-name="P2" xml:id="id1" draw:id="id1" draw:layer="layout" svg:width="2.491cm" svg:height="0.391cm" svg:x="4.116cm" svg:y="4.1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2" draw:id="id2" draw:layer="layout" svg:width="5.461cm" svg:height="1.803cm" svg:x="11.48cm" svg:y="4.491cm">
            <text:p text:style-name="P1"><text:span text:style-name="T1">Write down the two</text:span><text:span text:style-name="T1"><text:line-break/></text:span><text:span text:style-name="T1">“</text:span><text:span text:style-name="T2">role_ip</text:span><text:span text:style-name="T1">” address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curve" svg:x1="6.607cm" svg:y1="4.376cm" svg:x2="11.48cm" svg:y2="5.392cm" draw:start-shape="id1" draw:start-glue-point="1" draw:end-shape="id2" draw:end-glue-point="3" svg:d="M6607 4376c3654 0 1218 1016 4873 1016" svg:viewBox="0 0 4874 1017">
            <text:p/>
          </draw:connector>
          <draw:custom-shape draw:style-name="gr2" draw:text-style-name="P2" xml:id="id3" draw:id="id3" draw:layer="layout" svg:width="2.491cm" svg:height="0.391cm" svg:x="4.116cm" svg:y="6.8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curve" draw:line-skew="0.634cm" svg:x1="6.607cm" svg:y1="7.076cm" svg:x2="11.48cm" svg:y2="5.392cm" draw:start-shape="id3" draw:start-glue-point="1" draw:end-shape="id2" draw:end-glue-point="3" svg:d="M6607 7076c4605 0 2169-1684 4873-1684" svg:viewBox="0 0 4874 1685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shadow="visible" draw:shadow-offset-x="0.1cm" draw:shadow-offset-y="0.1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1T21:50:00.389000000</dc:date>
    <dc:creator>Francois Abel</dc:creator>
    <meta:generator>LibreOffice/7.2.5.2$Windows_X86_64 LibreOffice_project/499f9727c189e6ef3471021d6132d4c694f357e5</meta:generator>
    <meta:editing-duration>PT49M56S</meta:editing-duration>
    <meta:editing-cycles>14</meta:editing-cycles>
    <meta:document-statistic meta:object-count="7"/>
  </office:meta>
</office:document-meta>
</file>